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xi Mono1" svg:font-family="'Luxi Mono'" style:font-pitch="fixed"/>
    <style:font-face style:name="Monospace" svg:font-family="Monospace"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list-style-name="L1"/>
    <style:style style:name="P9" style:family="paragraph" style:parent-style-name="Standard" style:list-style-name="L1">
      <style:paragraph-properties fo:text-align="start" style:justify-single-word="false"/>
      <style:text-properties fo:font-style="normal" style:font-style-asian="normal" style:font-style-complex="normal"/>
    </style:style>
    <style:style style:name="P10" style:family="paragraph" style:parent-style-name="Standard" style:list-style-name="L2">
      <style:paragraph-properties fo:text-align="start" style:justify-single-word="false"/>
    </style:style>
    <style:style style:name="P11" style:family="paragraph" style:parent-style-name="Standard" style:list-style-name="L2">
      <style:paragraph-properties fo:text-align="start" style:justify-single-word="false"/>
      <style:text-properties fo:font-style="normal" style:font-style-asian="normal" style:font-style-complex="normal"/>
    </style:style>
    <style:style style:name="P1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4">
      <style:paragraph-properties fo:text-align="start" style:justify-single-word="false"/>
      <style:text-properties fo:font-style="normal" style:font-style-asian="normal" style:font-style-complex="normal"/>
    </style:style>
    <style:style style:name="T1" style:family="text">
      <style:text-properties style:font-name="Luxi Mono1"/>
    </style:style>
    <style:style style:name="T2" style:family="text">
      <style:text-properties fo:color="#008080"/>
    </style:style>
    <style:style style:name="T3" style:family="text">
      <style:text-properties fo:color="#3f7f7f"/>
    </style:style>
    <style:style style:name="T4" style:family="text">
      <style:text-properties fo:color="#7f007f"/>
    </style:style>
    <style:style style:name="T5" style:family="text">
      <style:text-properties fo:color="#000000"/>
    </style:style>
    <style:style style:name="T6" style:family="text">
      <style:text-properties fo:color="#2a00ff"/>
    </style:style>
    <style:style style:name="T7" style:family="text">
      <style:text-properties fo:color="#3f5fbf"/>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bbeX Administration Guide</text:p>
      <text:p text:style-name="P2"/>
      <text:h text:style-name="Heading_20_1" text:outline-level="1">What is JabbeX?</text:h>
      <text:p text:style-name="P3">JabbeX is a middleware used by CodeX Instant Messaging (IM) plug-in to communicate with the Jabber server. The CodeX IM plug-in relies on JabbeX to perform any operation related to the Jabber server.</text:p>
      <text:p text:style-name="P3"/>
      <text:h text:style-name="Heading_20_1" text:outline-level="1">Purpose of this guide</text:h>
      <text:p text:style-name="P3">This guide aims to provide information on how you may proceed to configure JabbeX.</text:p>
      <text:p text:style-name="P3">For further information on how to install and setup Openfire Jabber server please refer to its official website at <text:a xlink:type="simple" xlink:href="http://www.igniterealtime.org/projects/openfire/index.jsp">http://www.igniterealtime.org/projects/openfire/index.jsp</text:a> .</text:p>
      <text:p text:style-name="P3"/>
      <text:h text:style-name="Heading_20_1" text:outline-level="1">Audience</text:h>
      <text:p text:style-name="P3">This guide is addressed to system administrators in charge of CodeX environments that deploy the CodeX Instant Messaging (IM) plug-in.</text:p>
      <text:h text:style-name="Heading_20_1" text:outline-level="1">JabbeX Configuration</text:h>
      <text:p text:style-name="Standard">The JabbeX configuration parameters are all found in the <text:span text:style-name="T1">jabbex_conf.xml</text:span> file in the <text:span text:style-name="T1">etc/</text:span> directory of your JabbeX installation. This file has the following structure:</text:p>
      <text:p text:style-name="P4"><text:span text:style-name="T2"/></text:p>
      <text:p text:style-name="P4"><text:span text:style-name="T2">&lt;?</text:span><text:span text:style-name="T3">xml </text:span><text:span text:style-name="T4">version</text:span><text:span text:style-name="T5">=</text:span><text:span text:style-name="T6">"1.0" </text:span><text:span text:style-name="T4">encoding</text:span><text:span text:style-name="T5">=</text:span><text:span text:style-name="T6">"UTF-8"</text:span><text:span text:style-name="T2">?&gt;</text:span></text:p>
      <text:p text:style-name="P4"/>
      <text:p text:style-name="P5">&lt;!--Configuration file for JabbeX middleware--&gt;</text:p>
      <text:p text:style-name="P4"><text:span text:style-name="T2">&lt;</text:span><text:span text:style-name="T3">conf</text:span><text:span text:style-name="T2">&gt;</text:span></text:p>
      <text:p text:style-name="P4"/>
      <text:p text:style-name="P4"><text:span text:style-name="T5"><text:tab/></text:span><text:span text:style-name="T7">&lt;!--Jabber server general parameters--&gt;</text:span></text:p>
      <text:p text:style-name="P4"><text:span text:style-name="T5"><text:tab/></text:span><text:span text:style-name="T2">&lt;</text:span><text:span text:style-name="T3">server </text:span><text:span text:style-name="T4">name</text:span><text:span text:style-name="T5">=</text:span><text:span text:style-name="T6">"Openfire"</text:span><text:span text:style-name="T2">&gt;</text:span></text:p>
      <text:p text:style-name="P4"><text:span text:style-name="T5"><text:tab/><text:tab/></text:span><text:span text:style-name="T2">&lt;</text:span><text:span text:style-name="T3">server_uri</text:span><text:span text:style-name="T2">&gt;</text:span><text:span text:style-name="T5">example.xrce.xerox.com</text:span><text:span text:style-name="T2">&lt;/</text:span><text:span text:style-name="T3">server_uri</text:span><text:span text:style-name="T2">&gt;</text:span></text:p>
      <text:p text:style-name="P4"><text:span text:style-name="T5"><text:tab/><text:tab/></text:span><text:span text:style-name="T2">&lt;</text:span><text:span text:style-name="T3">server_port</text:span><text:span text:style-name="T2">&gt;</text:span><text:span text:style-name="T5">5222</text:span><text:span text:style-name="T2">&lt;/</text:span><text:span text:style-name="T3">server_port</text:span><text:span text:style-name="T2">&gt;</text:span></text:p>
      <text:p text:style-name="P4"><text:span text:style-name="T5"><text:tab/></text:span><text:span text:style-name="T2">&lt;/</text:span><text:span text:style-name="T3">server</text:span><text:span text:style-name="T2">&gt;</text:span></text:p>
      <text:p text:style-name="P6"><text:tab/></text:p>
      <text:p text:style-name="P4"><text:span text:style-name="T5"><text:tab/></text:span><text:span text:style-name="T7">&lt;!--Authentication credentials--&gt;</text:span></text:p>
      <text:p text:style-name="P4"><text:span text:style-name="T5"><text:tab/></text:span><text:span text:style-name="T2">&lt;</text:span><text:span text:style-name="T3">auth</text:span><text:span text:style-name="T2">&gt;</text:span></text:p>
      <text:p text:style-name="P4"><text:span text:style-name="T5"><text:tab/><text:tab/></text:span><text:span text:style-name="T2">&lt;</text:span><text:span text:style-name="T3">username</text:span><text:span text:style-name="T2">&gt;</text:span><text:span text:style-name="T5">imadmin</text:span><text:span text:style-name="T2">&lt;/</text:span><text:span text:style-name="T3">username</text:span><text:span text:style-name="T2">&gt;</text:span></text:p>
      <text:p text:style-name="P4"><text:span text:style-name="T5"><text:tab/><text:tab/></text:span><text:span text:style-name="T2">&lt;</text:span><text:span text:style-name="T3">user_pwd</text:span><text:span text:style-name="T2">&gt;</text:span>usecret<text:span text:style-name="T2">&lt;/</text:span><text:span text:style-name="T3">user_pwd</text:span><text:span text:style-name="T2">&gt;</text:span></text:p>
      <text:p text:style-name="P4"><text:span text:style-name="T5"><text:tab/><text:tab/></text:span><text:span text:style-name="T2">&lt;</text:span><text:span text:style-name="T3">lockmuc_pwd</text:span><text:span text:style-name="T2">&gt;</text:span>mucsecret<text:span text:style-name="T2">&lt;/</text:span><text:span text:style-name="T3">lockmuc_pwd</text:span><text:span text:style-name="T2">&gt;</text:span></text:p>
      <text:p text:style-name="P4"><text:span text:style-name="T5"><text:tab/></text:span><text:span text:style-name="T2">&lt;/</text:span><text:span text:style-name="T3">auth</text:span><text:span text:style-name="T2">&gt;</text:span></text:p>
      <text:p text:style-name="P6"><text:tab/></text:p>
      <text:p text:style-name="P4"><text:span text:style-name="T5"><text:tab/></text:span><text:span text:style-name="T7">&lt;!--Helga bot related information--&gt;</text:span></text:p>
      <text:p text:style-name="P4"><text:span text:style-name="T5"><text:tab/></text:span><text:span text:style-name="T2">&lt;</text:span><text:span text:style-name="T3">helga</text:span><text:span text:style-name="T2">&gt;</text:span></text:p>
      <text:p text:style-name="P4"><text:span text:style-name="T5"><text:tab/><text:tab/></text:span><text:span text:style-name="T2">&lt;</text:span><text:span text:style-name="T3">helga_bot</text:span><text:span text:style-name="T2">&gt;</text:span><text:span text:style-name="T5">bot</text:span><text:span text:style-name="T2">&lt;/</text:span><text:span text:style-name="T3">helga_bot</text:span><text:span text:style-name="T2">&gt;</text:span></text:p>
      <text:p text:style-name="P4"><text:span text:style-name="T5"><text:tab/><text:tab/></text:span><text:span text:style-name="T2">&lt;</text:span><text:span text:style-name="T3">helga_service</text:span><text:span text:style-name="T2">&gt;</text:span><text:span text:style-name="T5">helga</text:span><text:span text:style-name="T2">&lt;/</text:span><text:span text:style-name="T3">helga_service</text:span><text:span text:style-name="T2">&gt;</text:span></text:p>
      <text:p text:style-name="P4"><text:span text:style-name="T5"><text:tab/></text:span><text:span text:style-name="T2">&lt;/</text:span><text:span text:style-name="T3">helga</text:span><text:span text:style-name="T2">&gt;</text:span></text:p>
      <text:p text:style-name="P6"><text:tab/></text:p>
      <text:p text:style-name="P4"><text:span text:style-name="T5"><text:tab/></text:span><text:span text:style-name="T7">&lt;!--Defines whether the shared group management feature is active or not.</text:span></text:p>
      <text:p text:style-name="P5"><text:tab/><text:tab/>Set this to 0 (false) only if using a Jabber server other than Openfire </text:p>
      <text:p text:style-name="P5"><text:tab/><text:tab/>to which no compliant GroupManagerInterface is available.--&gt;</text:p>
      <text:p text:style-name="P4"><text:span text:style-name="T5"><text:tab/></text:span><text:span text:style-name="T2">&lt;</text:span><text:span text:style-name="T3">group_mng</text:span><text:span text:style-name="T2">&gt;</text:span></text:p>
      <text:p text:style-name="P4"><text:span text:style-name="T5"><text:tab/><text:tab/></text:span><text:span text:style-name="T2">&lt;</text:span><text:span text:style-name="T3">active</text:span><text:span text:style-name="T2">&gt;</text:span><text:span text:style-name="T5">1</text:span><text:span text:style-name="T2">&lt;/</text:span><text:span text:style-name="T3">active</text:span><text:span text:style-name="T2">&gt;</text:span></text:p>
      <text:p text:style-name="P4"><text:span text:style-name="T5"><text:tab/></text:span><text:span text:style-name="T2">&lt;/</text:span><text:span text:style-name="T3">group_mng</text:span><text:span text:style-name="T2">&gt;</text:span></text:p>
      <text:p text:style-name="P4"/>
      <text:p text:style-name="P7"><text:span text:style-name="T8">&lt;/</text:span><text:span text:style-name="T9">conf</text:span><text:span text:style-name="T8">&gt;</text:span></text:p>
      <text:p text:style-name="P3"/>
      <text:p text:style-name="P3">Below we define what each of these parameters stands for.</text:p>
      <text:list text:style-name="L1">
        <text:list-item>
          <text:p text:style-name="P8"><text:span text:style-name="T10">server</text:span><text:span text:style-name="T11">: </text:span>information<text:span text:style-name="T11"> on the Jabber server bundled with CodeX. </text:span></text:p>
          <text:list>
            <text:list-item>
              <text:p text:style-name="P9"><text:span text:style-name="T12">name</text:span> stands for the server name and is used by JabbeX to define which file to use in several situations. Therefore, you will probably never need to change its value. </text:p>
            </text:list-item>
            <text:list-item>
              <text:p text:style-name="P9"><text:span text:style-name="T12">server_uri</text:span> stands for the complete URI of your Jabber server or alternatively its IP address, so you need to <text:span text:style-name="T13">set this value to the address of your Jabber server</text:span>.</text:p>
            </text:list-item>
            <text:list-item>
              <text:p text:style-name="P9"><text:span text:style-name="T12">port</text:span> defines which TCP port is used by your Jabber server. The default port for the Jabber protocol is 5222, we strongly recommend you not to change this value unless you have very strong reasons.</text:p>
            </text:list-item>
          </text:list>
        </text:list-item>
      </text:list>
      <text:list text:style-name="L2">
        <text:list-item>
          <text:p text:style-name="P10"><text:span text:style-name="T10">auth</text:span><text:span text:style-name="T11">: authentication credentials for the JabbeX Jabber user. This user must exist in the CodeX environment and must be a member of the group defined by Openfire's property </text:span><text:span text:style-name="T12">plugin.helga.group.admin</text:span><text:span text:style-name="T12"><text:note text:id="ftn1" text:note-class="footnote"><text:note-citation>1</text:note-citation><text:note-body><text:p text:style-name="Footnote">A list of all the properties defined in the Openfire environment is available through the web Administration Console of the server in the section “System Properties”.</text:p></text:note-body></text:note></text:span><text:span text:style-name="T11">. </text:span></text:p>
          <text:list>
            <text:list-item>
              <text:p text:style-name="P11"><text:span text:style-name="T12">username </text:span>must be the same username used in the CodeX environment.</text:p>
            </text:list-item>
            <text:list-item>
              <text:p text:style-name="P11"><text:span text:style-name="T12">password</text:span> must be the CodeX password for this user.</text:p>
            </text:list-item>
            <text:list-item>
              <text:p text:style-name="P11"><text:span text:style-name="T12">lockmuc_pwd</text:span> is a password used to lock MUC rooms when projects are in a state other than “Active”. <text:span text:style-name="T13">Warning: </text:span><text:span text:style-name="T14">This password is also used to unlock MUC rooms, so if you change it JabbeX will not be able to unlock any MUC room locked with the previous password, and you will must do it manually through the web Administration Console.</text:span></text:p>
            </text:list-item>
          </text:list>
        </text:list-item>
      </text:list>
      <text:list text:style-name="L3">
        <text:list-item>
          <text:p text:style-name="P12"><text:span text:style-name="T13">helga</text:span>: The Openfire Helga plug-in is used to allow further control over shared groups. <text:s text:c="2"/>Chances are that you will never need to change these values, but if you need to do it please refer to the plug-in documentation available at <text:a xlink:type="simple" xlink:href="http://www.igniterealtime.org/community/docs/DOC-1080">http://www.igniterealtime.org/community/docs/DOC-1080</text:a>.</text:p>
          <text:list>
            <text:list-item>
              <text:p text:style-name="P12"><text:span text:style-name="T12">helga_bot</text:span> stands for the Helga bot username (“bot” by default)</text:p>
            </text:list-item>
            <text:list-item>
              <text:p text:style-name="P12"><text:span text:style-name="T12">helga_service</text:span> stands for the name of the service the Helga plug-in creates when it is installed (“helga” by default).</text:p>
            </text:list-item>
          </text:list>
        </text:list-item>
      </text:list>
      <text:list text:style-name="L4">
        <text:list-item>
          <text:p text:style-name="P13"><text:span text:style-name="T13">group_mng</text:span><text:span text:style-name="T14">: The JabbeX shared group management feature is exclusive for Openfire, therefore the middleware allows you to deactivate it by setting the property </text:span><text:span text:style-name="T15">active</text:span><text:span text:style-name="T14"> to 0 (false). Setting this value to 0 will cause JabbeX not to perform any operation related to shared groups manag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xi Mono1" svg:font-family="'Luxi Mono'" style:font-pitch="fixed"/>
    <style:font-face style:name="Monospace" svg:font-family="Monospace"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Luxi Sans1"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Luxi Mono" style:font-name-asian="Luxi Mono" style:font-name-complex="Luxi Mono"/>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05-15T14:02:12</meta:creation-date>
    <dc:date>2008-06-27T11:48:21</dc:date>
    <dc:language>en-US</dc:language>
    <meta:editing-cycles>93</meta:editing-cycles>
    <meta:editing-duration>PT13H24M44S</meta:editing-duration>
    <meta:user-defined meta:name="Info 1"/>
    <meta:user-defined meta:name="Info 2"/>
    <meta:user-defined meta:name="Info 3"/>
    <meta:user-defined meta:name="Info 4"/>
    <meta:document-statistic meta:table-count="0" meta:image-count="0" meta:object-count="0" meta:page-count="2" meta:paragraph-count="53" meta:word-count="612" meta:character-count="3827"/>
  </office:meta>
</office:document-meta>
</file>